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9.89mm" fo:margin-left="11.94mm" table:align="left" style:writing-mode="lr-tb"/>
    </style:style>
    <style:style style:name="Table1.A" style:family="table-column">
      <style:table-column-properties style:column-width="106.22mm"/>
    </style:style>
    <style:style style:name="Table1.B" style:family="table-column">
      <style:table-column-properties style:column-width="7.85mm"/>
    </style:style>
    <style:style style:name="Table1.C" style:family="table-column">
      <style:table-column-properties style:column-width="25.82mm"/>
    </style:style>
    <style:style style:name="Table1.1" style:family="table-row">
      <style:table-row-properties style:row-height="0.6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34.36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B2" style:family="table-cell">
      <style:table-cell-properties fo:padding="0mm" fo:border-left="0.6pt solid #000001" fo:border-right="1pt solid #000001" fo:border-top="none" fo:border-bottom="none"/>
    </style:style>
    <style:style style:name="Table1.C2" style:family="table-cell">
      <style:table-cell-properties style:vertical-align="middle" fo:padding="0mm" fo:border-left="1pt solid #000001" fo:border-right="none" fo:border-top="none" fo:border-bottom="1pt solid #000001"/>
    </style:style>
    <style:style style:name="Table1.3" style:family="table-row">
      <style:table-row-properties style:row-height="2.52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1pt solid #000001" fo:border-bottom="none"/>
    </style:style>
    <style:style style:name="Table1.4" style:family="table-row">
      <style:table-row-properties style:row-height="1.57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Table2" style:family="table">
      <style:table-properties style:width="151.84mm" fo:margin-left="0mm" table:align="left" style:writing-mode="lr-tb"/>
    </style:style>
    <style:style style:name="Table2.A" style:family="table-column">
      <style:table-column-properties style:column-width="126.29mm"/>
    </style:style>
    <style:style style:name="Table2.B" style:family="table-column">
      <style:table-column-properties style:column-width="25.52mm"/>
    </style:style>
    <style:style style:name="Table2.1" style:family="table-row">
      <style:table-row-properties style:row-height="17.36mm" fo:keep-together="auto"/>
    </style:style>
    <style:style style:name="Table2.A1" style:family="table-cell">
      <style:table-cell-properties fo:padding="0mm" fo:border-left="none" fo:border-right="1pt solid #000001" fo:border-top="none" fo:border-bottom="none"/>
    </style:style>
    <style:style style:name="Table2.B1" style:family="table-cell">
      <style:table-cell-properties style:vertical-align="middle" fo:padding="0mm" fo:border-left="1pt solid #000001" fo:border-right="none" fo:border-top="none" fo:border-bottom="none"/>
    </style:style>
    <style:style style:name="Table2.2" style:family="table-row">
      <style:table-row-properties style:row-height="17.66mm" fo:keep-together="auto"/>
    </style:style>
    <style:style style:name="P1" style:family="paragraph" style:parent-style-name="Standard">
      <style:paragraph-properties fo:line-height="116%">
        <style:tab-stops>
          <style:tab-stop style:position="37.02mm" style:leader-style="dotted" style:leader-text="."/>
          <style:tab-stop style:position="51.89mm" style:leader-style="dotted" style:leader-text="."/>
          <style:tab-stop style:position="93.8mm" style:leader-style="dotted" style:leader-text="."/>
          <style:tab-stop style:position="162.07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111%">
        <style:tab-stops>
          <style:tab-stop style:position="162.07mm" style:type="right" style:leader-style="dotted" style:leader-text="."/>
        </style:tab-stops>
      </style:paragraph-properties>
    </style:style>
    <style:style style:name="P3" style:family="paragraph" style:parent-style-name="Standard" style:master-page-name="Standard">
      <style:paragraph-properties fo:margin-top="0.11mm" fo:margin-bottom="0mm" fo:line-height="0.35mm" style:page-number="auto"/>
    </style:style>
    <style:style style:name="P4" style:family="paragraph" style:parent-style-name="Standard">
      <style:paragraph-properties fo:margin-top="3.81mm" fo:margin-bottom="0mm" fo:text-align="center" style:justify-single-word="false"/>
    </style:style>
    <style:style style:name="P5" style:family="paragraph" style:parent-style-name="Standard">
      <style:paragraph-properties fo:margin-top="1.91mm" fo:margin-bottom="0mm" fo:text-align="center" style:justify-single-word="false"/>
    </style:style>
    <style:style style:name="P6" style:family="paragraph" style:parent-style-name="Standard">
      <style:paragraph-properties fo:margin-top="1.91mm" fo:margin-bottom="0mm" fo:line-height="85%"/>
    </style:style>
    <style:style style:name="P7" style:family="paragraph" style:parent-style-name="Standard">
      <style:paragraph-properties fo:margin-top="1.91mm" fo:margin-bottom="0mm" fo:line-height="3.92mm"/>
    </style:style>
    <style:style style:name="P8" style:family="paragraph" style:parent-style-name="Standard">
      <style:paragraph-properties fo:margin-left="0mm" fo:margin-right="9.4mm" fo:line-height="110%" fo:text-align="end" style:justify-single-word="false" fo:text-indent="0mm" style:auto-text-indent="false"/>
    </style:style>
    <style:style style:name="P9" style:family="paragraph" style:parent-style-name="Standard">
      <style:paragraph-properties fo:margin-left="0mm" fo:margin-right="7.81mm" fo:text-align="end" style:justify-single-word="false" fo:text-indent="0mm" style:auto-text-indent="false"/>
    </style:style>
    <style:style style:name="P10" style:family="paragraph" style:parent-style-name="Standard">
      <style:paragraph-properties fo:margin-left="0mm" fo:margin-right="7.81mm" fo:margin-top="0.64mm" fo:margin-bottom="0mm" fo:line-height="80%" fo:text-align="end" style:justify-single-word="false" fo:text-indent="0mm" style:auto-text-indent="false"/>
    </style:style>
    <style:style style:name="P11" style:family="paragraph" style:parent-style-name="Standard">
      <style:paragraph-properties fo:margin-top="0mm" fo:margin-bottom="2.82mm" fo:line-height="0.35mm"/>
    </style:style>
    <style:style style:name="P12" style:family="paragraph" style:parent-style-name="Standard">
      <style:paragraph-properties fo:margin-left="0mm" fo:margin-right="133.35mm" fo:line-height="255%" fo:text-indent="0mm" style:auto-text-indent="false"/>
    </style:style>
    <style:style style:name="P13" style:family="paragraph" style:parent-style-name="Standard">
      <style:paragraph-properties fo:margin-left="0mm" fo:margin-right="93.98mm" fo:margin-top="5.08mm" fo:margin-bottom="0mm" fo:text-indent="0mm" style:auto-text-indent="false"/>
    </style:style>
    <style:style style:name="P14" style:family="paragraph" style:parent-style-name="Standard">
      <style:paragraph-properties fo:margin-left="6.35mm" fo:margin-right="0mm" fo:margin-top="4.45mm" fo:margin-bottom="0mm" fo:text-indent="0mm" style:auto-text-indent="false">
        <style:tab-stops>
          <style:tab-stop style:position="162.07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6.35mm" fo:margin-right="0mm" fo:margin-top="19.05mm" fo:margin-bottom="0mm" fo:text-indent="0mm" style:auto-text-indent="false">
        <style:tab-stops>
          <style:tab-stop style:position="44.27mm" style:leader-style="dotted" style:leader-text="."/>
          <style:tab-stop style:position="79.52mm" style:leader-style="dotted" style:leader-text="."/>
          <style:tab-stop style:position="94.05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6.35mm" fo:margin-right="0mm" fo:margin-top="24.13mm" fo:margin-bottom="0mm" fo:text-indent="0mm" style:auto-text-indent="false">
        <style:tab-stops>
          <style:tab-stop style:position="44.41mm" style:leader-style="dotted" style:leader-text="."/>
          <style:tab-stop style:position="79.66mm" style:leader-style="dotted" style:leader-text="."/>
          <style:tab-stop style:position="94.26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left="6.35mm" fo:margin-right="0mm" fo:margin-top="21.59mm" fo:margin-bottom="47.63mm" fo:text-indent="0mm" style:auto-text-indent="false"/>
    </style:style>
    <style:style style:name="P18" style:family="paragraph" style:parent-style-name="Standard">
      <style:paragraph-properties fo:margin-top="8.89mm" fo:margin-bottom="0mm" fo:line-height="111%">
        <style:tab-stops>
          <style:tab-stop style:position="6.93mm"/>
          <style:tab-stop style:position="154.45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13.97mm" fo:margin-right="0mm" fo:text-indent="0mm" style:auto-text-indent="false"/>
    </style:style>
    <style:style style:name="P20" style:family="paragraph" style:parent-style-name="Standard">
      <style:paragraph-properties fo:margin-left="13.97mm" fo:margin-right="0mm" fo:margin-top="9.53mm" fo:margin-bottom="0mm" fo:text-indent="0mm" style:auto-text-indent="false">
        <style:tab-stops>
          <style:tab-stop style:position="101.55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4.45mm" fo:margin-bottom="0mm" fo:line-height="115%">
        <style:tab-stops>
          <style:tab-stop style:position="162.31mm" style:type="right"/>
        </style:tab-stops>
      </style:paragraph-properties>
    </style:style>
    <style:style style:name="P22" style:family="paragraph" style:parent-style-name="Standard">
      <style:paragraph-properties fo:margin-left="15.24mm" fo:margin-right="0mm" fo:margin-top="0.64mm" fo:margin-bottom="0mm" fo:line-height="126%" fo:text-indent="0mm" style:auto-text-indent="false">
        <style:tab-stops>
          <style:tab-stop style:position="46.5mm" style:leader-style="dotted" style:leader-text="."/>
          <style:tab-stop style:position="61.03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15.24mm" fo:margin-right="0mm" fo:margin-top="0.64mm" fo:margin-bottom="0mm" fo:line-height="120%" fo:text-indent="0mm" style:auto-text-indent="false"/>
    </style:style>
    <style:style style:name="P24" style:family="paragraph" style:parent-style-name="Standard">
      <style:paragraph-properties fo:margin-left="15.24mm" fo:margin-right="0mm" fo:margin-top="9.53mm" fo:margin-bottom="0mm" fo:text-indent="0mm" style:auto-text-indent="false">
        <style:tab-stops>
          <style:tab-stop style:position="101.42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15.24mm" fo:margin-right="0mm" fo:margin-top="1.27mm" fo:margin-bottom="0mm" fo:line-height="90%" fo:text-indent="0mm" style:auto-text-indent="false"/>
    </style:style>
    <style:style style:name="P26" style:family="paragraph" style:parent-style-name="Standard">
      <style:paragraph-properties fo:margin-left="6.35mm" fo:margin-right="82.55mm" fo:margin-top="5.08mm" fo:margin-bottom="0mm" fo:text-indent="0mm" style:auto-text-indent="false"/>
    </style:style>
    <style:style style:name="P27" style:family="paragraph" style:parent-style-name="Standard">
      <style:paragraph-properties fo:margin-left="19.05mm" fo:margin-right="0mm" fo:margin-top="2.54mm" fo:margin-bottom="0mm" fo:text-indent="0mm" style:auto-text-indent="false">
        <style:tab-stops>
          <style:tab-stop style:position="101.28m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19.05mm" fo:margin-right="0mm" fo:margin-top="1.91mm" fo:margin-bottom="4.45mm" fo:text-indent="0mm" style:auto-text-indent="false">
        <style:tab-stops>
          <style:tab-stop style:position="101.35mm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margin-left="0mm" fo:margin-right="26.67mm" fo:margin-top="1.27mm" fo:margin-bottom="0mm" fo:text-indent="0mm" style:auto-text-indent="false"/>
    </style:style>
    <style:style style:name="P30" style:family="paragraph" style:parent-style-name="Standard">
      <style:paragraph-properties fo:margin-top="0mm" fo:margin-bottom="5.08mm"/>
    </style:style>
    <style:style style:name="P31" style:family="paragraph" style:parent-style-name="Standard">
      <style:paragraph-properties fo:margin-top="3.18mm" fo:margin-bottom="0mm" fo:line-height="86%"/>
    </style:style>
    <style:style style:name="P32" style:family="paragraph" style:parent-style-name="Standard">
      <style:paragraph-properties fo:margin-top="7.62mm" fo:margin-bottom="0mm" fo:line-height="85%">
        <style:tab-stops>
          <style:tab-stop style:position="51.05mm" style:type="right"/>
        </style:tab-stops>
      </style:paragraph-properties>
    </style:style>
    <style:style style:name="P33" style:family="paragraph" style:parent-style-name="Standard">
      <style:paragraph-properties fo:line-height="3.39mm" fo:text-align="end" style:justify-single-word="false" fo:break-before="column"/>
    </style:style>
    <style:style style:name="P34" style:family="paragraph" style:parent-style-name="Standard">
      <style:paragraph-properties fo:margin-left="0mm" fo:margin-right="12.7mm" fo:margin-top="3.18mm" fo:margin-bottom="0mm" fo:line-height="5.19mm" fo:text-indent="0mm" style:auto-text-indent="false"/>
    </style:style>
    <style:style style:name="P35" style:family="paragraph" style:parent-style-name="Standard" style:master-page-name="">
      <style:paragraph-properties style:page-number="auto"/>
    </style:style>
    <style:style style:name="P36" style:family="paragraph" style:parent-style-name="Standard">
      <style:paragraph-properties fo:margin-left="0.28mm" fo:margin-right="0mm" fo:text-indent="0mm" style:auto-text-indent="false"/>
    </style:style>
    <style:style style:name="P37" style:family="paragraph" style:parent-style-name="Standard">
      <style:paragraph-properties fo:margin-left="0.28mm" fo:margin-right="0mm" fo:margin-top="8.26mm" fo:margin-bottom="0mm" fo:text-indent="0mm" style:auto-text-indent="false"/>
    </style:style>
    <style:style style:name="P38" style:family="paragraph" style:parent-style-name="Standard">
      <style:paragraph-properties fo:margin-left="0mm" fo:margin-right="9.51mm" fo:text-align="end" style:justify-single-word="false" fo:text-indent="0mm" style:auto-text-indent="false"/>
    </style:style>
    <style:style style:name="P39" style:family="paragraph" style:parent-style-name="Standard">
      <style:paragraph-properties fo:margin-left="0mm" fo:margin-right="7.92mm" fo:margin-top="1.27mm" fo:margin-bottom="0mm" fo:line-height="81%" fo:text-align="end" style:justify-single-word="false" fo:text-indent="0mm" style:auto-text-indent="false"/>
    </style:style>
    <style:style style:name="P40" style:family="paragraph" style:parent-style-name="Standard">
      <style:paragraph-properties fo:margin-top="0mm" fo:margin-bottom="0.92mm" fo:line-height="0.35mm"/>
    </style:style>
    <style:style style:name="P41" style:family="paragraph" style:parent-style-name="Standard">
      <style:paragraph-properties fo:margin-left="133.35mm" fo:margin-right="0mm" fo:line-height="80%" fo:text-indent="0mm" style:auto-text-indent="false"/>
    </style:style>
    <style:style style:name="P42" style:family="paragraph" style:parent-style-name="Standard">
      <style:paragraph-properties fo:margin-top="27.94mm" fo:margin-bottom="0mm"/>
    </style:style>
    <style:style style:name="P43" style:family="paragraph" style:parent-style-name="Standard">
      <style:paragraph-properties fo:margin-top="20.32mm" fo:margin-bottom="0mm">
        <style:tab-stops>
          <style:tab-stop style:position="7.39mm"/>
          <style:tab-stop style:position="162.45m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15.24mm" fo:margin-bottom="0mm">
        <style:tab-stops>
          <style:tab-stop style:position="162.52mm" style:type="right"/>
        </style:tab-stops>
      </style:paragraph-properties>
    </style:style>
    <style:style style:name="P45" style:family="paragraph" style:parent-style-name="Standard" style:master-page-name="Converted1">
      <style:paragraph-properties style:page-number="auto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0.11mm" style:font-size-asian="10pt"/>
    </style:style>
    <style:style style:name="T3" style:family="text">
      <style:text-properties fo:color="#000000" style:font-name="Times New Roman" fo:font-size="10pt" fo:letter-spacing="0.11mm" fo:font-weight="bold" style:font-size-asian="10pt" style:font-weight-asian="bold"/>
    </style:style>
    <style:style style:name="T4" style:family="text">
      <style:text-properties fo:color="#000000" style:font-name="Times New Roman" fo:font-size="10pt" fo:letter-spacing="0.07mm" style:font-size-asian="10pt"/>
    </style:style>
    <style:style style:name="T5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6" style:family="text">
      <style:text-properties fo:color="#000000" style:font-name="Times New Roman" fo:font-size="10pt" fo:letter-spacing="0.14mm" style:font-size-asian="10pt"/>
    </style:style>
    <style:style style:name="T7" style:family="text">
      <style:text-properties fo:color="#000000" style:font-name="Times New Roman" fo:font-size="10pt" fo:letter-spacing="0.14mm" fo:font-weight="bold" style:font-size-asian="10pt" style:font-weight-asian="bold"/>
    </style:style>
    <style:style style:name="T8" style:family="text">
      <style:text-properties fo:color="#000000" style:font-name="Times New Roman" fo:font-size="10pt" style:font-size-asian="10pt"/>
    </style:style>
    <style:style style:name="T9" style:family="text">
      <style:text-properties fo:color="#000000" style:font-name="Times New Roman" fo:font-size="10pt" fo:letter-spacing="0.04mm" style:font-size-asian="10pt"/>
    </style:style>
    <style:style style:name="T10" style:family="text">
      <style:text-properties fo:color="#000000" style:font-name="Times New Roman" fo:font-size="10pt" fo:letter-spacing="0.04mm" fo:font-weight="bold" style:font-size-asian="10pt" style:font-weight-asian="bold"/>
    </style:style>
    <style:style style:name="T11" style:family="text">
      <style:text-properties fo:color="#000000" style:font-name="Times New Roman" fo:font-size="10pt" fo:letter-spacing="0.19mm" style:font-size-asian="10pt"/>
    </style:style>
    <style:style style:name="T12" style:family="text">
      <style:text-properties fo:color="#000000" style:font-name="Times New Roman" fo:font-size="10pt" fo:letter-spacing="0.16mm" style:font-size-asian="10pt"/>
    </style:style>
    <style:style style:name="T13" style:family="text">
      <style:text-properties fo:color="#000000" style:font-name="Times New Roman" fo:font-size="10pt" fo:letter-spacing="0.09mm" style:font-size-asian="10pt"/>
    </style:style>
    <style:style style:name="T14" style:family="text">
      <style:text-properties fo:color="#000000" style:font-name="Times New Roman" fo:font-size="10pt" fo:letter-spacing="0.21mm" style:font-size-asian="10pt"/>
    </style:style>
    <style:style style:name="T15" style:family="text">
      <style:text-properties fo:color="#000000" style:font-name="Times New Roman" fo:font-size="10pt" fo:letter-spacing="0.18mm" style:font-size-asian="10pt"/>
    </style:style>
    <style:style style:name="T16" style:family="text">
      <style:text-properties fo:color="#000000" style:font-name="Times New Roman" fo:font-size="10pt" fo:letter-spacing="-0.05mm" fo:font-weight="bold" style:font-size-asian="10pt" style:font-weight-asian="bold"/>
    </style:style>
    <style:style style:name="T17" style:family="text">
      <style:text-properties fo:color="#000000" style:font-name="Times New Roman" fo:font-size="10pt" fo:font-weight="bold" style:font-size-asian="10pt" style:font-weight-asian="bold"/>
    </style:style>
    <style:style style:name="T18" style:family="text">
      <style:text-properties fo:color="#000000" style:font-name="Times New Roman" fo:font-size="10.5pt" fo:letter-spacing="0.04mm" style:font-size-asian="10.5pt"/>
    </style:style>
    <style:style style:name="T19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20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21" style:family="text">
      <style:text-properties fo:color="#000000" style:font-name="Times New Roman" fo:font-size="10.5pt" style:font-size-asian="10.5pt"/>
    </style:style>
    <style:style style:name="T22" style:family="text">
      <style:text-properties fo:color="#000000" style:font-name="Times New Roman" fo:font-size="10.5pt" fo:font-weight="bold" style:font-size-asian="10.5pt" style:font-weight-asian="bold"/>
    </style:style>
    <style:style style:name="T23" style:family="text">
      <style:text-properties fo:color="#000000" style:font-name="Times New Roman" fo:font-size="10.5pt" fo:letter-spacing="0.05mm" style:font-size-asian="10.5pt"/>
    </style:style>
    <style:style style:name="T24" style:family="text">
      <style:text-properties fo:color="#000000" style:font-name="Times New Roman" fo:font-size="10.5pt" fo:letter-spacing="0.02mm" style:font-size-asian="10.5pt"/>
    </style:style>
    <style:style style:name="T25" style:family="text">
      <style:text-properties fo:color="#000000" style:font-name="Times New Roman" fo:font-size="7.5pt" style:font-size-asian="7.5pt" style:text-scale="110%"/>
    </style:style>
    <style:style style:name="T26" style:family="text">
      <style:text-properties fo:color="#000000" style:font-name="Times New Roman" fo:font-size="37pt" fo:font-weight="bold" style:font-size-asian="37pt" style:font-weight-asian="bold" style:text-scale="105%"/>
    </style:style>
    <style:style style:name="T27" style:family="text">
      <style:text-properties fo:color="#000000" style:font-name="Times New Roman" fo:font-size="8pt" style:font-size-asian="8pt"/>
    </style:style>
    <style:style style:name="T28" style:family="text">
      <style:text-properties fo:color="#000000" style:font-name="Times New Roman" fo:font-size="8pt" fo:letter-spacing="0.11mm" style:font-size-asian="8pt"/>
    </style:style>
    <style:style style:name="T29" style:family="text">
      <style:text-properties fo:color="#000000" style:font-name="Times New Roman" fo:font-size="8pt" fo:letter-spacing="0.07mm" style:font-size-asian="8pt"/>
    </style:style>
    <style:style style:name="T30" style:family="text">
      <style:text-properties fo:color="#000000" style:font-name="Times New Roman" fo:font-size="8pt" fo:letter-spacing="0.09mm" style:font-size-asian="8pt"/>
    </style:style>
    <style:style style:name="T31" style:family="text">
      <style:text-properties fo:color="#000000" style:font-name="Times New Roman" fo:font-size="6pt" fo:letter-spacing="0.07mm" style:font-size-asian="6pt"/>
    </style:style>
    <style:style style:name="T32" style:family="text">
      <style:text-properties fo:color="#000000" style:font-name="Tahoma" fo:font-size="6.5pt" style:font-size-asian="6.5pt" style:text-scale="130%"/>
    </style:style>
    <style:style style:name="T33" style:family="text">
      <style:text-properties fo:color="#000000" style:text-position="super 58%" style:font-name="Times New Roman" fo:font-size="10.5pt" fo:letter-spacing="0.05mm" style:font-size-asian="10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382*" fo:start-indent="0mm" fo:end-indent="2.75mm"/>
          <style:column style:rel-width="23153*" fo:start-indent="2.75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27mm" svg:stroke-color="#000000" draw:stroke-linejoin="round" draw:fill="solid" draw:fill-color="#ffffff" fo:min-height="0.02mm" fo:min-width="0.02mm" fo:padding-top="0.64mm" fo:padding-bottom="0.64mm" fo:padding-left="0.64mm" fo:padding-right="0.6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"><text:span text:style-name="T1">THE COMPANIES ACT <text:line-break/>(CHAPTER 50) <text:line-break/>SECTION 136 (1)</text:span></text:p>
            <text:p text:style-name="P5"><text:span text:style-name="T19">MEMORANDUM WHERE PROPERTY OR UNDERTAKING <text:line-break/></text:span><text:span text:style-name="T20">IS RELEASED </text:span><text:span text:style-name="T3">FROM REGISTERED CHARGE OR HAS <text:line-break/></text:span><text:span text:style-name="T5">CEASED TO FORM PART OF COMPANY'S <text:line-break/></text:span><text:span text:style-name="T7">PROPERTY OR UNDERTAKING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8"><text:span text:style-name="T25">FORM</text:span></text:p>
            <text:p text:style-name="P10"><text:span text:style-name="T26">42</text:span>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9"><text:span text:style-name="T27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11"/>
      <text:p text:style-name="P12"><text:span text:style-name="T8">Name of Company: Company No:</text:span></text:p>
      <text:p text:style-name="P13"><text:span text:style-name="T9">The Registrar of Companies and Businesses, </text:span><text:span text:style-name="T8">Singapore</text:span></text:p>
      <text:p text:style-name="P14"><text:span text:style-name="T11">The abovenamed company hereby gives notice that in relation to the + <text:tab/></text:span></text:p>
      <text:p text:style-name="P1"><text:span text:style-name="T8">dated<text:tab/><text:tab/>, registered on<text:tab/>and numbered<text:tab/></text:span><text:span text:style-name="T2">in the Register</text:span></text:p>
      <text:p text:style-name="P2"><text:span text:style-name="T2">of Charges, created by the abovenamed company in favour of<text:tab/></text:span><text:span text:style-name="T8">,</text:span></text:p>
      <text:p text:style-name="P18"><text:span text:style-name="T8">#<text:tab/></text:span><text:span text:style-name="T12">(a) the entire property or undertaking relating to the said charge was released on<text:tab/></text:span></text:p>
      <text:p text:style-name="P19"><text:span text:style-name="T13">and the charge is considered to be satisfied in full.</text:span></text:p>
      <text:p text:style-name="P21"><text:span text:style-name="T8">#<text:tab/></text:span><text:span text:style-name="T6">(b) part of the property or undertaking relating to the said charge as described below # was released</text:span></text:p>
      <text:p text:style-name="P22"><text:span text:style-name="T2">from the charge/ceased to form part of the property or undertaking of the abovenamed company </text:span><text:span text:style-name="T8">on<text:tab/><text:tab/></text:span></text:p>
      <text:p text:style-name="P15"><text:span text:style-name="T8">Dated this<text:tab/>day of<text:tab/><text:tab/></text:span></text:p>
      <text:p text:style-name="P26"><text:span text:style-name="T4">The common seal of the abovenamed company) </text:span><text:span text:style-name="T14">was affixed hereto in the presence of )</text:span></text:p>
      <text:p text:style-name="P24"><text:span text:style-name="T15">1 Signature<text:tab/></text:span></text:p>
      <text:p text:style-name="P27"><text:span text:style-name="T2">Name of #Director/Secretary•<text:tab/></text:span></text:p>
      <text:p text:style-name="P20"><text:span text:style-name="T14">2 Signature<text:tab/></text:span></text:p>
      <text:p text:style-name="P28"><text:span text:style-name="T2">Name of #Director/Secretary: <text:tab/></text:span></text:p>
      <text:p text:style-name="P29"><text:span text:style-name="T28">+ Insert description of instrument creating or evidencing the charge, eg "trust deed", "mortgage", "debenture". </text:span><text:span text:style-name="T29">* Statement by the chargee of the payment, satisfaction, release or ceasing referred to in section 136 (1).</text:span></text:p>
      <text:p text:style-name="P30"><text:span text:style-name="T30"># Delete where inapplicable</text:span></text:p>
      <text:p text:style-name="Standard"/>
      <text:section text:style-name="Sect1" text:name="TextSection">
        <text:p text:style-name="P35"><text:span text:style-name="T16">Lodged in the office of the Registrar of Companies and </text:span><text:span text:style-name="T17">Businesses by</text:span></text:p>
        <text:p text:style-name="P6"><text:span text:style-name="T8">Name:</text:span></text:p>
        <text:p text:style-name="P31"><text:span text:style-name="T8">Address:</text:span></text:p>
        <text:p text:style-name="P32"><text:span text:style-name="T8">A/C No:<text:tab/>Tel No:</text:span></text:p>
        <text:p text:style-name="P33"><text:span text:style-name="T10">For Official Use</text:span></text:p>
        <text:p text:style-name="P34"><draw:frame draw:style-name="fr1" text:anchor-type="paragraph" svg:x="0mm" svg:y="29.19mm" svg:width="135.06mm" svg:height="2.58mm" draw:z-index="4"><draw:text-box><text:p text:style-name="Frame_20_contents"><text:span text:style-name="T31">Printed by Government Printers</text:span></text:p></draw:text-box></draw:frame><text:span text:style-name="T9">Date of Registration: </text:span><text:span text:style-name="T2">Receipt No:</text:span></text:p>
        <text:p text:style-name="P7"><text:span text:style-name="T8">Checked by: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7"><text:span text:style-name="T22">FORM 42 CONTINUATION SHEET 1</text:span></text:p>
          </table:table-cell>
          <table:table-cell table:style-name="Table2.B1" table:number-rows-spanned="2" office:value-type="string">
            <text:p text:style-name="P38"><text:span text:style-name="T32">FORM</text:span></text:p>
            <text:p text:style-name="P39"><text:span text:style-name="T26">42</text:span></text:p>
          </table:table-cell>
        </table:table-row>
        <table:table-row table:style-name="Table2.2">
          <table:table-cell table:style-name="Table2.A1" office:value-type="string">
            <text:p text:style-name="P36"><text:span text:style-name="T21">Name of Company:</text:span></text:p>
          </table:table-cell>
          <table:covered-table-cell/>
        </table:table-row>
      </table:table>
      <text:p text:style-name="P40"/>
      <text:p text:style-name="P41"><text:span text:style-name="T27">Folio No</text:span></text:p>
      <text:p text:style-name="Standard"><text:span text:style-name="T21">Company No:</text:span></text:p>
      <text:p text:style-name="P42"><text:span text:style-name="T23">The abovenamed chargee hereby state and hereby confirm that</text:span></text:p>
      <text:p text:style-name="P43"><text:span text:style-name="T21">#<text:tab/></text:span><text:span text:style-name="T23">(a) the entire property or undertaking relating to the said charge * was released on<text:tab/></text:span><text:span text:style-name="T21">and</text:span></text:p>
      <text:p text:style-name="P25"><text:span text:style-name="T24">the charge is considered to be satisfied in full.</text:span></text:p>
      <text:p text:style-name="P44"><text:span text:style-name="T21">#<text:tab/></text:span><text:span text:style-name="T18">(b) part of the property or undertaking relating to the said charge as described above # * was released</text:span></text:p>
      <text:p text:style-name="P23"><text:span text:style-name="T18">from the charge/ceased to form part of the property or undertaking of the abovenamed company on the above mentioned date.</text:span></text:p>
      <text:p text:style-name="P16"><text:span text:style-name="T21">Dated this<text:tab/>day of<text:tab/></text:span><text:bookmark text:name="_GoBack"/><text:span text:style-name="T21"><text:tab/></text:span></text:p>
      <text:p text:style-name="P17"><text:span text:style-name="T23">Signature of authorised representative of abovenamed chargee</text:span><text:span text:style-name="T33">-</text:span></text:p>
      <text:p text:style-name="P29"><text:span text:style-name="T28">+ Insert description of instrument creating or evidencing the charge, eg "trust deed", "mortgage", "debenture". </text:span><text:span text:style-name="T29">* Statement by the chargee of the payment, satisfaction, release or ceasing referred to in section 136 (1).</text:span></text:p>
      <text:p text:style-name="Standard"><text:span text:style-name="T30"># Delete where inapplic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49mm" fo:margin-bottom="9.9mm" fo:margin-left="23.92mm" fo:margin-right="22.61mm" style:writing-mode="lr-tb" style:layout-grid-color="#c0c0c0" style:layout-grid-lines="271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5.84mm" fo:margin-bottom="24.45mm" fo:margin-left="23.71mm" fo:margin-right="22.82mm" style:writing-mode="lr-tb" style:layout-grid-color="#c0c0c0" style:layout-grid-lines="257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7:50:00</meta:creation-date>
    <dc:date>2015-12-16T07:51:00</dc:date>
    <meta:editing-duration>PT1S</meta:editing-duration>
    <meta:generator>LibreOffice/3.5$Linux_X86_64 LibreOffice_project/350m1$Build-2</meta:generator>
    <meta:document-statistic meta:table-count="2" meta:image-count="0" meta:object-count="0" meta:page-count="2" meta:paragraph-count="45" meta:word-count="372" meta:character-count="2238" meta:non-whitespace-character-count="18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